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style:font-name="AR PL UKai CN" fo:font-size="16pt" officeooo:paragraph-rsid="0023f316" style:font-name-asian="AR PL UKai CN" style:font-size-asian="16pt" style:font-size-complex="16pt"/>
    </style:style>
    <style:style style:name="P2" style:family="paragraph" style:parent-style-name="Standard">
      <style:paragraph-properties fo:margin-top="0cm" fo:margin-bottom="0.199cm" style:contextual-spacing="false"/>
      <style:text-properties style:font-name="AR PL UKai CN" fo:font-size="16pt" officeooo:paragraph-rsid="00248c6c" style:font-name-asian="AR PL UKai CN" style:font-size-asian="16pt" style:font-size-complex="16pt"/>
    </style:style>
    <style:style style:name="P3" style:family="paragraph" style:parent-style-name="Standard">
      <style:paragraph-properties fo:margin-top="0cm" fo:margin-bottom="0.199cm" style:contextual-spacing="false"/>
      <style:text-properties style:font-name="AR PL UKai CN" fo:font-size="16pt" officeooo:paragraph-rsid="0025880c" style:font-name-asian="AR PL UKai CN" style:font-size-asian="16pt" style:font-size-complex="16pt"/>
    </style:style>
    <style:style style:name="P4" style:family="paragraph" style:parent-style-name="Standard">
      <style:paragraph-properties fo:margin-top="0cm" fo:margin-bottom="0.199cm" style:contextual-spacing="false"/>
      <style:text-properties style:font-name="AR PL UKai CN" fo:font-size="16pt" officeooo:paragraph-rsid="002b3144" style:font-name-asian="AR PL UKai CN" style:font-size-asian="16pt" style:font-size-complex="16pt"/>
    </style:style>
    <style:style style:name="T1" style:family="text">
      <style:text-properties officeooo:rsid="0023f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母女与老虎（第二次讲述版本）：</text:p>
      <text:p text:style-name="P1"/>
      <text:p text:style-name="P1">从前，人们常说，当老虎或豹子袭击人类时，这是命运的安排。这些悲剧看似不可思议，却被视为命中注定，是世世代代无休止循环的一部分。野生动物是不会无缘无故地攻击人的。在过去，人们常说：“如果你看到豹子，就意味着你母亲要死了；如果你看到老虎，那是因为你父亲要死了！”</text:p>
      <text:p text:style-name="P1">从前有个人进山看到了一只老虎。回家后，他对父亲说：“父亲，这意味着什么？今天，我在山上看到了一只老虎！我被自己的喘气声吓死了。我好像听到老虎在追我！我还以为自己随时都会死呢！”</text:p>
      <text:p text:style-name="P1">父亲叹了口气说：“唉，我的孩子，正如谚语所说：‘如果你看到老虎，那是因为你父亲要死了！如果你看到豹子，那是因为你母亲要死了！’今天发生在你身上的事可不是什么好兆头。你父亲可能会死，但不必担心：该发生的总会发生！有什么好怕的？人都会老，都会死，这就是自然规律！无论如何，父母都会比子女先死，所以他们不可能陪伴子女一生。”</text:p>
      <text:p text:style-name="P1">儿子着急地说：“父亲，如果你死了，我们连自己都养不活！我们该怎么办？我们都没有能力养活自己，养活家人！”</text:p>
      <text:p text:style-name="P1">父亲安慰道：“不，不，你们不必因缺乏一些知识而担心！你们并不孤单，整个村子都在你们身边。要小心：邻居们很可能会对你不利，所以要提高警惕；但话虽如此，你也可以从他们那里学到你不知道的东西。不必担心！”</text:p>
      <text:p text:style-name="P1">儿子无奈地说：“唉，世事就是这样……爸爸要死了，我们也没办法！父母不可能一辈子都陪着子女啊！”</text:p>
      <text:p text:style-name="P2">还有这样一个故事：有个女人嫁到了另一个地区。她的娘家住在长江边的一个地方，在沿江地区。这个人的女孩嫁给了永宁人。永宁和沿江地区，是有区别的。（注：在摩梭人地理概念中，长江两岸的村落是一个整体，称为Reuddi /ʐɻ̩˧di˧˥/。长江两岸的这些地区在地理位置上与平原和高山截然不同。纳西族有句谚语强调了这种对比：“到江边，汗水往下滴；到高山，鼻涕往下滴！”）</text:p>
      <text:p text:style-name="P1">有一天，这个女人想回江边的娘家。对于还小的女儿来说，这是在母亲的陪伴下回祖母家的机会。母亲对女儿说：“我的女儿，我们好久没去看你的祖母了！我们去看看祖母吧！”</text:p>
      <text:p text:style-name="P3">女儿的男友说：“你们俩就自己去吧，应该没问题！”</text:p>
      <text:p text:style-name="P3">在路上，遇到了别人。“别担心，我就顺利通过了，真的。”他们在路上遇到的人这样说。于是，她们放心赶路，走啊走，走啊走……</text:p>
      <text:p text:style-name="P1"><text:soft-page-break/>为了去祖母和祖父家，她们不得不在路上过夜。以前，人们一大早八点钟就要出发；山上有牧羊人的小屋，可以遮风挡雨。山上是没有房子的！这些小屋是牵着牦牛去放牧的牧羊人建造和居住的。雨季开始时，牧羊人会下山到低海拔地区寻找新鲜牧草；旱季来临时，他们就会爬到高海拔地区！旱季时，他们待在高山上，山上很冷，就睡在这些牧人的小屋里。</text:p>
      <text:p text:style-name="P1">在山间小屋过夜时，人们不会带汤锅，只带一点食物：一个水牛角、一些谷物和一块肉！（注：牛角是盛水的容器。‘牛角’一词也可以充当量词。水是从平原带来的，因为山上很少有泉水。）</text:p>
      <text:p text:style-name="P1">这对母女边走边说：“咱俩要在路上的牧羊人小屋过夜。咱们要生起火来，烤好吃的！”黄昏时分，她们来到一间牧羊人小屋，烤起了带来的那块肉。烤肉的香味很浓，扑鼻而来……老虎也闻到了！就在她们刚吃完肉和谷物，烤肉的香味还在空气中飘荡的时候，山谷里传来了老虎尾巴扫过地面的声音：轰！轰！老虎使劲甩尾巴，把树枝都甩断了。</text:p>
      <text:p text:style-name="P1">这是我祖母经常对我们说的话：“唉，老虎要吃人的时候，一开始就用尾巴抽打地面！”于是，对这些事情了如指掌的母亲对女儿说：“今晚，老虎会吃了我们！”</text:p>
      <text:p text:style-name="P1">女儿试着安慰自己：“妈妈，不，不可能！一定是有人去山上砍树吧！听起来像钟声！”老虎鞭打地面的声音回荡在耳边，就像钟声——叮叮当当，闪闪发光！好像在敲钟：“叮叮当当”！（注：这是老虎咆哮时发出的声音，叙述者将其比作高亢的钟声。对叙述者来说，老虎是个很遥远的现实，除了在电视上，她从未见过老虎。她是根据从口述传统中学到的知识来描述老虎的吼叫声。）</text:p>
      <text:p text:style-name="P1">女孩想出了各种假设：“一定是马！一定是马在摇铃！”</text:p>
      <text:p text:style-name="P1">妈妈知道这是怎么回事，就告诉女儿：“不，不，我的女儿！今晚，我们两个，真的，老虎会吃了我们！我们再也见不到祖父祖母了！老虎会吃了我们！”</text:p>
      <text:p text:style-name="P1">“不，妈妈，你说什么？这不可能，我们把门关上，老虎就进不来了！”说着，女孩就靠在门上。老虎开始在门上敲打，吼叫！</text:p>
      <text:p text:style-name="P1">妈妈对女儿说：“站在我身后，站在我后面！妈妈站在前面，你站在后面！”</text:p>
      <text:p text:style-name="P4">"不，妈妈，我们要站在一起！”女儿说。但是妈妈把女儿往后一推，站到了女儿的前面。老虎扑了上去，一爪子抓住了她，把她抱走了，还顺便把门撞倒了。</text:p>
      <text:p text:style-name="P4"><text:soft-page-break/>到了最后，女孩不再那么害怕了，就像故事里说的那样：“现在老虎吃掉了我妈妈，它也可以吃掉我！我也要和她一起死！”但老虎叼起她妈妈后就离开了！</text:p>
      <text:p text:style-name="P1">女儿追了上去。老虎叼着母亲的脖子飞奔而去，它驮着母亲跑进了山谷！女儿紧随其后。在疯狂的奔跑中，她被泪水蒙住了双眼，最后，她在山坡上上上下下，终于找到了回到祖母和大舅舅家的山路。</text:p>
      <text:p text:style-name="P1">女孩听到了母亲对她说话的声音：“我的女儿！回去吧，你不能哭！”于是，女孩转过身，爬上了山口。到了山口，她又哭了起来：“唉，妈妈！我还怎么活下去？老虎把你叼去吃了，我怎么办？我该怎么向祖母和祖父交代？快来照顾我吧！”</text:p>
      <text:p text:style-name="P1">据说，小女孩哭着睡着了。在梦中，她仿佛听到母亲的声音在说：“我的女儿，你必须回到祖母身边！不要害怕！”醒来后，这句话一直萦绕在她的耳边。在梦里，她找到了妈妈，醒来后，她又失去了妈妈！</text:p>
      <text:p text:style-name="P1">女孩边哭边往前走。有人问她：“你为什么哭？你是谁的女儿？你怎么一个人跑到这么高的山上来了？”</text:p>
      <text:p text:style-name="P1">小姑娘扑进了这个人的怀里：“叔叔，昨晚老虎吃了我妈妈！我妈妈让我回去找祖母和祖父，所以我现在正赶过去！我追着老虎，让它把我也吃掉，但它没有吃我！它杀了我妈妈，把她带走了！”</text:p>
      <text:p text:style-name="P1">这个叔叔对她说：“小姑娘，你不用担心！传说中都有这种情况！他们说，‘如果你看到豹子，就意味着你妈妈要死了；如果你看到老虎，就意味着你爸爸要死了’。豹子和老虎有时会吃掉我们的父母亲！你不要伤心，这就是人类的命运：父亲和母亲不可能陪伴你一生！你们的母亲被吃掉，这就是轮回的原理！你不用再为你妈妈感到难过了！从现在起，你妈妈会在另一个世界保护你的。”</text:p>
      <text:p text:style-name="P1">就这样，她回到了祖母和祖父家。当她到了那里，告诉他们发生的一切，他们对她说：“你是我们的孩子！我们不会哭泣，相反，我们会为你从这巨大的危险中回来而高兴！我的小宝贝，我亲爱的孙女！你不要伤心！老虎吃掉了你的妈妈，那就这样吧！这是世代传承的一部分！你可千万别伤心啊！”</text:p>
      <text:p text:style-name="P1">小姑娘在祖母和祖父家住了几天。后来回到永宁，她还是很忧郁：“没有妈妈，我该怎么生活？我这辈子都会成为别人闲聊的话题！”她整日以泪洗面。</text:p>
      <text:p text:style-name="P1">有一天，她又听到了母亲的声音，仿佛就站在她的身后：“我的女儿，别哭了！在世世代代的传承中，让老虎吃掉我，而不是你，这是天命！现在轮到你养儿育女了！妈妈会帮你的！别担心。”</text:p>
      <text:p text:style-name="P1"><text:soft-page-break/>从那天起，小姑娘就像突然醒悟过来一样。她翻开了新的一页。她把一切都处理得井井有条。她生儿育女，盖房子，种地。她找到了赚钱的方法。据说，即使母亲死后，她仍然会从另一个世界帮助她的孩子。曾经有这样一个传说！</text:p>
      <text:p text:style-name="P1">多亏了母亲的帮助，这个年轻的女人事事成功。当她接受一项任务时，她做得游刃有余！她养牛，牛就长得好！因此，她享尽荣华富贵，一切都很顺利。</text:p>
      <text:p text:style-name="P1">人们说：“咿呀好啊！她怎么会有这么好的运气？”</text:p>
      <text:p text:style-name="P1">年轻女人回答说：“这是我母亲经常对我说的话：‘你不能让你的父亲和母亲陪你一辈子；他们死后留下来的人，那些活着的人，不要想着陪他们一起死！’这是母亲给我的忠告。我听得如痴如醉。从那天起，我不再执着于对母亲的思念，我所做的一切都顺利。我的母亲就在我身边，保佑着我，保护着我！”</text:p>
      <text:p text:style-name="P1">过去，有这么一个故事！</text:p>
      <text:p text:style-name="P1"/>
      <text:p text:style-name="P1">[2024年1<text:span text:style-name="T1">2</text:span>月改编自法文全文译本，译文由DeepL（deepl.com）自动生成并经人工校对。赵筱筠编辑修改，米可校对。米可对最终文本承担全部责任。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9:38:56.258798575</meta:creation-date>
    <dc:date>2024-12-24T14:19:50.295106501</dc:date>
    <meta:editing-duration>PT2H13M25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4" meta:paragraph-count="37" meta:word-count="3144" meta:character-count="3180" meta:non-whitespace-character-count="3179"/>
  </office:meta>
</office:document-meta>
</file>